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Reade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Reader.sendData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Read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Read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Reader.copyHeaderFields( HttpURLConnection connection , Respons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xyRead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Reader.connect( Request req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